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TransactionManagerTests.testTransaction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msTransactionManagerTests.testLazyTransactional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msTransactionManagerTests.testParticipatingTransactionWithRollback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JmsTransactionManagerTests.testSuspended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JmsTransactionManagerTests.testParticipatingTransactionWith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JmsTransactionManagerTests.testLazyWithoutSession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msTransactionManagerTests.verifyTransactionSynchronizationManager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TransactionManagerTests.testTransactionSusp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JmsTransactionManagerTests.testTransactionCommitWithMessageProduc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msTransactionManagerTests.testTransaction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msTransactionManagerTests.doInTransactionWithoutResult( Transaction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